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 fo:text-align="justify" fo:text-align-last="start"/>
    </style:style>
    <style:style style:name="P2" style:family="paragraph">
      <style:paragraph-properties fo:text-align="justify" fo:text-align-last="center"/>
    </style:style>
    <style:style style:name="P3" style:family="paragraph">
      <style:paragraph-properties fo:text-align="justify" fo:text-align-last="justify"/>
    </style:style>
  </office:automatic-styles>
  <office:body>
    <office:text>
      <text:p text:style-name="P1">
     This is an example of using the fo:text-align-last property to specify how to align the last line of a justified
paragraph. This is an example of using the fo:text-align-last property to specify how to align the last line of a justified
paragraph.
   </text:p>
      <text:p/>
      <text:p/>
      <text:p text:style-name="P2">
    This is an example of using the fo:text-align-last property to specify how to align the last line of a justified
paragraph. This is an example of using the fo:text-align-last property to specify how to align the last line of a justified
paragraph.
   </text:p>
      <text:p/>
      <text:p/>
      <text:p text:style-name="P3">
     This is an example of using the fo:text-align-last property to specify how to align the last line of a justified
paragraph. This is an example of using the fo:text-align-last property to specify how to align the last line of a justified
paragraph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